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b2b2b2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39cm" fo:margin-left="-0.016cm" fo:margin-right="-0.023cm" table:align="margins"/>
    </style:style>
    <style:style style:name="Tableau3.A" style:family="table-column">
      <style:table-column-properties style:column-width="4.63cm" style:rel-column-width="2625*"/>
    </style:style>
    <style:style style:name="Tableau3.B" style:family="table-column">
      <style:table-column-properties style:column-width="3.493cm" style:rel-column-width="1980*"/>
    </style:style>
    <style:style style:name="Tableau3.C" style:family="table-column">
      <style:table-column-properties style:column-width="2.249cm" style:rel-column-width="1275*"/>
    </style:style>
    <style:style style:name="Tableau3.D" style:family="table-column">
      <style:table-column-properties style:column-width="2.408cm" style:rel-column-width="1365*"/>
    </style:style>
    <style:style style:name="Tableau3.E" style:family="table-column">
      <style:table-column-properties style:column-width="2.776cm" style:rel-column-width="1574*"/>
    </style:style>
    <style:style style:name="Tableau3.F" style:family="table-column">
      <style:table-column-properties style:column-width="1.483cm" style:rel-column-width="841*"/>
    </style:style>
    <style:style style:name="Tableau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F1" style:family="table-cell">
      <style:table-cell-properties fo:background-color="#b2b2b2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2.011cm" style:rel-column-width="1140*"/>
    </style:style>
    <style:style style:name="Tableau1.B" style:family="table-column">
      <style:table-column-properties style:column-width="2.117cm" style:rel-column-width="1200*"/>
    </style:style>
    <style:style style:name="Tableau1.C" style:family="table-column">
      <style:table-column-properties style:column-width="1.323cm" style:rel-column-width="750*"/>
    </style:style>
    <style:style style:name="Tableau1.D" style:family="table-column">
      <style:table-column-properties style:column-width="2.831cm" style:rel-column-width="1605*"/>
    </style:style>
    <style:style style:name="Tableau1.E" style:family="table-column">
      <style:table-column-properties style:column-width="1.931cm" style:rel-column-width="1095*"/>
    </style:style>
    <style:style style:name="Tableau1.F" style:family="table-column">
      <style:table-column-properties style:column-width="2.91cm" style:rel-column-width="1650*"/>
    </style:style>
    <style:style style:name="Tableau1.G" style:family="table-column">
      <style:table-column-properties style:column-width="2.249cm" style:rel-column-width="1275*"/>
    </style:style>
    <style:style style:name="Tableau1.H" style:family="table-column">
      <style:table-column-properties style:column-width="1.64cm" style:rel-column-width="930*"/>
    </style:style>
    <style:style style:name="Tableau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H1" style:family="table-cell">
      <style:table-cell-properties fo:background-color="#b2b2b2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color="#ff6600" fo:font-size="22pt" fo:font-weight="bold" style:font-size-asian="22pt" style:font-weight-asian="bold" style:font-size-complex="22pt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Heading_20_2">
      <style:text-properties fo:font-weight="normal" style:font-weight-asian="normal" style:font-weight-complex="normal"/>
    </style:style>
    <style:style style:name="P16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4">
      <style:text-properties fo:font-weight="normal" style:font-weight-asian="normal" style:font-weight-complex="normal"/>
    </style:style>
    <style:style style:name="P19" style:family="paragraph" style:parent-style-name="Text_20_body" style:list-style-name="L5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L6"/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/>
      <text:p text:style-name="P7"/>
      <text:p text:style-name="P7"/>
      <text:p text:style-name="P4">AitalvivemBot</text:p>
      <text:p text:style-name="P5">Documentat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of contents</text:p>
          </text:index-title>
          <text:p text:style-name="P11">Introduction<text:tab/>2</text:p>
          <text:p text:style-name="P11">Notice<text:tab/>2</text:p>
          <text:p text:style-name="P11">Functions description<text:tab/>3</text:p>
          <text:p text:style-name="P12">coApi<text:tab/>3</text:p>
          <text:p text:style-name="P12">chercheLex<text:tab/>3</text:p>
          <text:p text:style-name="P12">createLex<text:tab/>3</text:p>
          <text:p text:style-name="P12">createForm<text:tab/>3</text:p>
          <text:p text:style-name="P12">getCat<text:tab/>3</text:p>
          <text:p text:style-name="P12">detailCat<text:tab/>3</text:p>
          <text:p text:style-name="P12">setDial<text:tab/>4</text:p>
          <text:p text:style-name="P12">getLex<text:tab/>4</text:p>
          <text:p text:style-name="P12">getQidCat<text:tab/>4</text:p>
          <text:p text:style-name="P11">Files description<text:tab/>5</text:p>
          <text:p text:style-name="P12">maindata.csv<text:tab/>5</text:p>
          <text:p text:style-name="P12">catGenToWikidataCode.csv<text:tab/>5</text:p>
          <text:p text:style-name="P12">detailCat.csv<text:tab/>6</text:p>
          <text:p text:style-name="P11">Known issues<text:tab/>7</text:p>
          <text:p text:style-name="P12">Lexèmes récemment crées introuvable<text:tab/>7</text:p>
        </text:index-body>
      </text:table-of-content>
      <text:p text:style-name="P7"/>
      <text:h text:style-name="P13" text:outline-level="1">Introduction</text:h>
      <text:p text:style-name="P8"><text:tab/>AitalvivemBot is a bot made to transfer lexicograficals data into the Wikidata knowledge database. The bot is composed of two files : main.py which contains the main algorithm and APIfunction.py (placed in the <text:span text:style-name="T2">functionsmain</text:span> folder) which contains all the functions used by the program.</text:p>
      <text:p text:style-name="P8"><text:tab/>The bot works with wikidata framework <text:a xlink:type="simple" xlink:href="https://www.mediawiki.org/wiki/Manual:Pywikibot/Installation/fr" text:style-name="Internet_20_link" text:visited-style-name="Visited_20_Internet_20_Link">pywikibot</text:a>.</text:p>
      <text:h text:style-name="Heading_20_1" text:outline-level="1">Notice</text:h>
      <text:p text:style-name="Text_20_body"><text:tab/>Here is few things you need to setup/install before your start the bot.</text:p>
      <text:p text:style-name="P8"><text:tab/>After dowloading the <text:a xlink:type="simple" xlink:href="https://www.mediawiki.org/wiki/Manual:Pywikibot/Installation/fr" text:style-name="Internet_20_link" text:visited-style-name="Visited_20_Internet_20_Link">pywikibot</text:a> framework, copy and paste main.py and the folder <text:s/>functionsmain inside the <text:span text:style-name="T2">core_stable</text:span> folder of the framework. Then you will need the setup those informations :</text:p>
      <text:p text:style-name="P8"/>
      <text:p text:style-name="P8">In <text:span text:style-name="T2">main.py </text:span>:</text:p>
      <text:list xml:id="list6311974616471719290" text:style-name="L4">
        <text:list-item>
          <text:p text:style-name="P18">set the path to the file « <text:a xlink:type="simple" xlink:href="#5.1.maindata.csv|outline" text:style-name="Internet_20_link" text:visited-style-name="Visited_20_Internet_20_Link">maindata.csv</text:a> » <text:span text:style-name="T2">line 7</text:span> and the delimiter <text:span text:style-name="T2">line 12</text:span></text:p>
        </text:list-item>
      </text:list>
      <text:p text:style-name="P8"/>
      <text:p text:style-name="P8"/>
      <text:p text:style-name="P8">In <text:span text:style-name="T2">APIfunction.py </text:span>:</text:p>
      <text:list xml:id="list2315068009345213651" text:style-name="L5">
        <text:list-item>
          <text:p text:style-name="P19">set <text:span text:style-name="T2">USER_NAME </text:span>and <text:span text:style-name="T2">USER_PASS line 15 </text:span>and <text:span text:style-name="T2">16</text:span> (corresponding to the username and de password of your bot's acount in Wikidata)</text:p>
        </text:list-item>
        <text:list-item>
          <text:p text:style-name="P19">set the path to the file « <text:a xlink:type="simple" xlink:href="#5.2.catGenToWikidataCode.csv|outline" text:style-name="Internet_20_link" text:visited-style-name="Visited_20_Internet_20_Link">catGenToWikidataCode.csv</text:a> » <text:span text:style-name="T2">line 219 </text:span>and the delimiter <text:span text:style-name="T2">line 225</text:span></text:p>
        </text:list-item>
        <text:list-item>
          <text:p text:style-name="P19">set the path to the file « <text:a xlink:type="simple" xlink:href="#5.3.detailCat.csv|outline" text:style-name="Internet_20_link" text:visited-style-name="Visited_20_Internet_20_Link">detailCat.csv</text:a> » <text:span text:style-name="T2">line 249</text:span> and the delimiter <text:span text:style-name="T2">line 253</text:span></text:p>
        </text:list-item>
      </text:list>
      <text:p text:style-name="P9"/>
      <text:p text:style-name="Text_20_body"><text:span text:style-name="T2"><text:tab/></text:span><text:span text:style-name="T3">You can find a description of the file in the « </text:span><text:a xlink:type="simple" xlink:href="#5.Présentation des fichiers|outline" text:style-name="Internet_20_link" text:visited-style-name="Visited_20_Internet_20_Link"><text:span text:style-name="T3">Files description</text:span></text:a><text:span text:style-name="T3"> » section.</text:span></text:p>
      <text:p text:style-name="Text_20_body"><text:span text:style-name="T3"><text:tab/>To avoid errors please check the </text:span><text:a xlink:type="simple" xlink:href="#6.Problèmes connus|outline" text:style-name="Internet_20_link" text:visited-style-name="Visited_20_Internet_20_Link"><text:span text:style-name="T3">Known issues</text:span></text:a><text:span text:style-name="T3"> section of this document.</text:span></text:p>
      <text:h text:style-name="P13" text:outline-level="1">Functions description</text:h>
      <text:h text:style-name="Heading_20_2" text:outline-level="2">coApi</text:h>
      <text:p text:style-name="Text_20_body"><text:tab/>This function connects the Bot to a wikidata account, then ask and return a CSRF token.</text:p>
      <text:p text:style-name="Text_20_body"><text:tab/>This function takes as parameter an URL and a Session. </text:p>
      <text:p text:style-name="Text_20_body"><text:tab/>To connect to an account you need to set the username and the password in USER_NAME and USER_PASS.</text:p>
      <text:h text:style-name="Heading_20_2" text:outline-level="2">chercheLex</text:h>
      <text:p text:style-name="Text_20_body"><text:tab/>This function searches for a lexeme in the Wikidata knowledge database. If the lexeme is found the function returns the id of the lexeme. Else the function calls the createLex function.</text:p>
      <text:p text:style-name="Text_20_body"><text:tab/>This function takes as parameter a lemma, a language, a lexical category and a grammatical category and returns the id of a lexeme.</text:p>
      <text:h text:style-name="Heading_20_2" text:outline-level="2">createLex</text:h>
      <text:p text:style-name="Text_20_body"><text:tab/>This function creates a lexeme and return the id. If it is needed the function calls the setDial function.</text:p>
      <text:p text:style-name="Text_20_body"><text:tab/>This function takes as parameter a lemma, a language, a lexical category and a grammatical category and returns the id of a lexeme.</text:p>
      <text:h text:style-name="Heading_20_2" text:outline-level="2">createForm</text:h>
      <text:p text:style-name="Text_20_body"><text:tab/>This function add a form and a grammatical category to a given lexeme. If it is needed the function calls the setDial function.</text:p>
      <text:p text:style-name="Text_20_body"><text:tab/>This function takes as parameter a id of a lexeme, a form (string) and a grammatical category.</text:p>
      <text:h text:style-name="Heading_20_2" text:outline-level="2">getCat</text:h>
      <text:p text:style-name="Text_20_body"><text:tab/>This function translates a given lexical category to the relevant Wikidata's item id using a .csv file which matches the item's code with its lexical category. </text:p>
      <text:p text:style-name="Text_20_body"><text:tab/>This function uses the file catGenToWikidataCode.csv .</text:p>
      <text:h text:style-name="Heading_20_2" text:outline-level="2">detailCat </text:h>
      <text:p text:style-name="Text_20_body"><text:tab/>This function takes all the grammatical categories from a form and return a list made of the relevant item's code, using a .csv file which matches a item's code with its grammatical category. </text:p>
      <text:p text:style-name="Text_20_body"><text:tab/>This function uses the file detailCat.csv.</text:p>
      <text:h text:style-name="Heading_20_2" text:outline-level="2"><text:soft-page-break/>SetDial</text:h>
      <text:p text:style-name="Text_20_body"><text:tab/>This function adds a claim to a form to specifie the dialect.</text:p>
      <text:p text:style-name="Text_20_body"><text:tab/>This function takes as parameter the id of a form and a dialect.</text:p>
      <text:p text:style-name="Standard"><text:tab/></text:p>
      <text:h text:style-name="Heading_20_2" text:outline-level="2">getLex</text:h>
      <text:p text:style-name="Text_20_body"><text:tab/>This function gets and returns the main data of a lexeme for a given id.</text:p>
      <text:p text:style-name="Text_20_body"><text:tab/>This <text:s/>function takes as parameter the id of a lexeme a returns a dictionary with the id of the lexeme, its lemma, its language, and a list of its forms (id, representation, grammatical category and dialect).</text:p>
      <text:p text:style-name="Text_20_body"><text:tab/>Structure of the dictionary :</text:p>
      <text:p text:style-name="Text_20_body"><text:tab/>{ <text:line-break/><text:tab/><text:tab/>'idLex' : <text:tab/># id, </text:p>
      <text:p text:style-name="Text_20_body"><text:tab/><text:tab/>'lemme' : <text:tab/># lemma, </text:p>
      <text:p text:style-name="Text_20_body"><text:tab/><text:tab/>'lg' : <text:tab/><text:tab/># language,</text:p>
      <text:p text:style-name="Text_20_body"><text:tab/><text:tab/>'formes ': <text:s/>[<text:tab/># list of the forms</text:p>
      <text:p text:style-name="Text_20_body"><text:tab/><text:tab/><text:tab/>{</text:p>
      <text:p text:style-name="Text_20_body"><text:tab/><text:tab/><text:tab/><text:tab/>'idForm' :<text:tab/><text:tab/># id of the form,</text:p>
      <text:p text:style-name="Text_20_body"><text:tab/><text:tab/><text:tab/><text:tab/>'representation' :<text:tab/># representation of the form,</text:p>
      <text:p text:style-name="Text_20_body"><text:tab/><text:tab/><text:tab/><text:tab/>'catGram' : [ ]<text:tab/><text:tab/># grammatical category of the form</text:p>
      <text:p text:style-name="Text_20_body"><text:tab/><text:tab/><text:tab/><text:tab/>'dialectes' : [ ]<text:tab/># dialect of the form</text:p>
      <text:p text:style-name="Text_20_body"><text:tab/><text:tab/><text:tab/>}</text:p>
      <text:p text:style-name="Text_20_body"><text:tab/><text:tab/>]</text:p>
      <text:p text:style-name="Text_20_body"><text:tab/>}</text:p>
      <text:p text:style-name="Text_20_body"/>
      <text:h text:style-name="Heading_20_2" text:outline-level="2">getQidCat</text:h>
      <text:p text:style-name="Text_20_body"><text:tab/>This function takes as parameter the id of a lexeme and returns the id of the item corresponding to the nature of the lexeme.</text:p>
      <text:h text:style-name="P13" text:outline-level="1">Files description</text:h>
      <text:h text:style-name="Heading_20_2" text:outline-level="2">maindata.csv</text:h>
      <text:p text:style-name="Text_20_body"><text:tab/>maindata.csv is a file which contains the main lexicograficals data to insert into wikidata (form, lemma, nature, grammatical category and language).</text:p>
      <text:p text:style-name="Text_20_body"><text:tab/>It is recommended to put all the lemmas at the top of the file to avoid problems (read the <text:a xlink:type="simple" xlink:href="#6.Problèmes connus|outline" text:style-name="Internet_20_link" text:visited-style-name="Visited_20_Internet_20_Link"><text:span text:style-name="T3">Known issues</text:span></text:a><text:span text:style-name="T3"> section).</text:span></text:p>
      <text:list xml:id="list4589939044194717116" text:style-name="L6">
        <text:list-item>
          <text:p text:style-name="P21">The columns « grammatical category » and « nature » contain the category codes used by Lo Congrès,</text:p>
        </text:list-item>
        <text:list-item>
          <text:p text:style-name="P21">The column « Language » can have 'fr', or 'oc' as value,</text:p>
        </text:list-item>
        <text:list-item>
          <text:p text:style-name="P21">The « dialect » column contains the Wikidata code of the dialect.</text:p>
        </text:list-item>
      </text:list>
      <text:p text:style-name="P9"/>
      <text:p text:style-name="P9"><text:tab/>Example :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2">Language</text:p>
          </table:table-cell>
          <table:table-cell table:style-name="Tableau1.A1" office:value-type="string">
            <text:p text:style-name="P2">Code Language</text:p>
          </table:table-cell>
          <table:table-cell table:style-name="Tableau1.A1" office:value-type="string">
            <text:p text:style-name="P2">Form</text:p>
          </table:table-cell>
          <table:table-cell table:style-name="Tableau1.A1" office:value-type="string">
            <text:p text:style-name="P10">Grammatical category</text:p>
          </table:table-cell>
          <table:table-cell table:style-name="Tableau1.A1" office:value-type="string">
            <text:p text:style-name="P2">Lemma</text:p>
          </table:table-cell>
          <table:table-cell table:style-name="Tableau1.A1" office:value-type="string">
            <text:p text:style-name="P10">Lemma's grammatical category</text:p>
          </table:table-cell>
          <table:table-cell table:style-name="Tableau1.A1" office:value-type="string">
            <text:p text:style-name="P10">Nature</text:p>
          </table:table-cell>
          <table:table-cell table:style-name="Tableau1.H1" office:value-type="string">
            <text:p text:style-name="P10">Dialect</text:p>
          </table:table-cell>
        </table:table-row>
        <table:table-row>
          <table:table-cell table:style-name="Tableau1.A2" office:value-type="string">
            <text:p text:style-name="Table_20_Contents">fr</text:p>
          </table:table-cell>
          <table:table-cell table:style-name="Tableau1.A2" office:value-type="string">
            <text:p text:style-name="Table_20_Contents">Q150</text:p>
          </table:table-cell>
          <table:table-cell table:style-name="Tableau1.A2" office:value-type="string">
            <text:p text:style-name="Table_20_Contents">joli</text:p>
          </table:table-cell>
          <table:table-cell table:style-name="Tableau1.A2" office:value-type="string">
            <text:p text:style-name="Table_20_Contents">AdjMS</text:p>
          </table:table-cell>
          <table:table-cell table:style-name="Tableau1.A2" office:value-type="string">
            <text:p text:style-name="Table_20_Contents">joli</text:p>
          </table:table-cell>
          <table:table-cell table:style-name="Tableau1.A2" office:value-type="string">
            <text:p text:style-name="Table_20_Contents">AdjMS</text:p>
          </table:table-cell>
          <table:table-cell table:style-name="Tableau1.A2" office:value-type="string">
            <text:p text:style-name="Table_20_Contents">Adj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r</text:p>
          </table:table-cell>
          <table:table-cell table:style-name="Tableau1.A2" office:value-type="string">
            <text:p text:style-name="Table_20_Contents">Q150</text:p>
          </table:table-cell>
          <table:table-cell table:style-name="Tableau1.A2" office:value-type="string">
            <text:p text:style-name="Table_20_Contents">jolie</text:p>
          </table:table-cell>
          <table:table-cell table:style-name="Tableau1.A2" office:value-type="string">
            <text:p text:style-name="Table_20_Contents">AdjFS</text:p>
          </table:table-cell>
          <table:table-cell table:style-name="Tableau1.A2" office:value-type="string">
            <text:p text:style-name="Table_20_Contents">joli</text:p>
          </table:table-cell>
          <table:table-cell table:style-name="Tableau1.A2" office:value-type="string">
            <text:p text:style-name="Table_20_Contents">AdjFS</text:p>
          </table:table-cell>
          <table:table-cell table:style-name="Tableau1.A2" office:value-type="string">
            <text:p text:style-name="Table_20_Contents">Adj</text:p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c</text:p>
          </table:table-cell>
          <table:table-cell table:style-name="Tableau1.A2" office:value-type="string">
            <text:p text:style-name="Table_20_Contents">Q14185</text:p>
          </table:table-cell>
          <table:table-cell table:style-name="Tableau1.A2" office:value-type="string">
            <text:p text:style-name="Table_20_Contents">ostal</text:p>
          </table:table-cell>
          <table:table-cell table:style-name="Tableau1.A2" office:value-type="string">
            <text:p text:style-name="Table_20_Contents">NomComMS</text:p>
          </table:table-cell>
          <table:table-cell table:style-name="Tableau1.A2" office:value-type="string">
            <text:p text:style-name="Table_20_Contents">ostal</text:p>
          </table:table-cell>
          <table:table-cell table:style-name="Tableau1.A2" office:value-type="string">
            <text:p text:style-name="Table_20_Contents">NomComMS</text:p>
          </table:table-cell>
          <table:table-cell table:style-name="Tableau1.A2" office:value-type="string">
            <text:p text:style-name="Table_20_Contents">NomComM</text:p>
          </table:table-cell>
          <table:table-cell table:style-name="Tableau1.H2" office:value-type="string">
            <text:p text:style-name="Table_20_Contents">Q65529243</text:p>
          </table:table-cell>
        </table:table-row>
      </table:table>
      <text:p text:style-name="Text_20_body"/>
      <text:h text:style-name="P15" text:outline-level="2">catGenToWikidataCode.csv</text:h>
      <text:p text:style-name="P8"><text:tab/>catGenToWikidataCode.csv is used to match the grammatical category codes used by Lo Congrès with the relevant Wikidata item's id.<text:line-break/>The segond column is just a detail of the category, this is not used by the bot.</text:p>
      <text:p text:style-name="P8"/>
      <text:p text:style-name="Text_20_body"><text:span text:style-name="T3"><text:tab/></text:span><text:span text:style-name="T2">Example :</text:span></text:p>
      <text:p text:style-name="P9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Code Congrès</text:p>
          </table:table-cell>
          <table:table-cell table:style-name="Tableau2.A1" office:value-type="string">
            <text:p text:style-name="P2">Detail</text:p>
          </table:table-cell>
          <table:table-cell table:style-name="Tableau2.C1" office:value-type="string">
            <text:p text:style-name="P2">Wikidata item's id</text:p>
          </table:table-cell>
        </table:table-row>
        <table:table-row>
          <table:table-cell table:style-name="Tableau2.A2" office:value-type="string">
            <text:p text:style-name="Table_20_Contents">Adj</text:p>
          </table:table-cell>
          <table:table-cell table:style-name="Tableau2.A2" office:value-type="string">
            <text:p text:style-name="Table_20_Contents">Adjectif</text:p>
          </table:table-cell>
          <table:table-cell table:style-name="Tableau2.C2" office:value-type="string">
            <text:p text:style-name="P6">Q34698</text:p>
          </table:table-cell>
        </table:table-row>
        <table:table-row>
          <table:table-cell table:style-name="Tableau2.A2" office:value-type="string">
            <text:p text:style-name="Table_20_Contents">Adv</text:p>
          </table:table-cell>
          <table:table-cell table:style-name="Tableau2.A2" office:value-type="string">
            <text:p text:style-name="Table_20_Contents">Adverbe</text:p>
          </table:table-cell>
          <table:table-cell table:style-name="Tableau2.C2" office:value-type="string">
            <text:p text:style-name="P6">Q380057</text:p>
          </table:table-cell>
        </table:table-row>
      </table:table>
      <text:p text:style-name="P9"/>
      <text:h text:style-name="P16" text:outline-level="2">detailCat.csv</text:h>
      <text:p text:style-name="Text_20_body"><text:tab/>detailCat.csv is a file which gives the detail of a grammatical category. For a given grammatical category, this file gives the relevant lexical category and the id of the items corresponding to the grammaticals features (gender, number, tenses, mode and others).</text:p>
      <text:p text:style-name="Text_20_body"><text:tab/>Columns 1 and 2 are used for the gender and the number, column 3 and 4 for the <text:s/>mode and the tenses. The third columns is also used for the others category like « interjection ».</text:p>
      <text:p text:style-name="Text_20_body"/>
      <text:p text:style-name="Text_20_body"><text:tab/><text:span text:style-name="T2">Example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2">Grammatical category</text:p>
          </table:table-cell>
          <table:table-cell table:style-name="Tableau3.A1" office:value-type="string">
            <text:p text:style-name="P2">Lexical category</text:p>
          </table:table-cell>
          <table:table-cell table:style-name="Tableau3.A1" office:value-type="string">
            <text:p text:style-name="P2">Numbre</text:p>
          </table:table-cell>
          <table:table-cell table:style-name="Tableau3.A1" office:value-type="string">
            <text:p text:style-name="P2">Gender</text:p>
          </table:table-cell>
          <table:table-cell table:style-name="Tableau3.A1" office:value-type="string">
            <text:p text:style-name="P2">Mode / others</text:p>
          </table:table-cell>
          <table:table-cell table:style-name="Tableau3.F1" office:value-type="string">
            <text:p text:style-name="P2">Tenses</text:p>
          </table:table-cell>
        </table:table-row>
        <table:table-row>
          <table:table-cell table:style-name="Tableau3.A2" office:value-type="string">
            <text:p text:style-name="Table_20_Contents">AdjFP</text:p>
          </table:table-cell>
          <table:table-cell table:style-name="Tableau3.A2" office:value-type="string">
            <text:p text:style-name="Table_20_Contents">Adj</text:p>
          </table:table-cell>
          <table:table-cell table:style-name="Tableau3.A2" office:value-type="string">
            <text:p text:style-name="P6">Q146786</text:p>
          </table:table-cell>
          <table:table-cell table:style-name="Tableau3.A2" office:value-type="string">
            <text:p text:style-name="P6">Q1775415</text:p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6">NomPropMP</text:p>
          </table:table-cell>
          <table:table-cell table:style-name="Tableau3.A2" office:value-type="string">
            <text:p text:style-name="P6">NomPropMP</text:p>
          </table:table-cell>
          <table:table-cell table:style-name="Tableau3.A2" office:value-type="string">
            <text:p text:style-name="P6">Q146786</text:p>
          </table:table-cell>
          <table:table-cell table:style-name="Tableau3.A2" office:value-type="string">
            <text:p text:style-name="P6">Q499327</text:p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6">VerbeIndFut1p</text:p>
          </table:table-cell>
          <table:table-cell table:style-name="Tableau3.A2" office:value-type="string">
            <text:p text:style-name="Table_20_Contents">Verbe</text:p>
          </table:table-cell>
          <table:table-cell table:style-name="Tableau3.A2" office:value-type="string">
            <text:p text:style-name="P6">Q146786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6">Q682111</text:p>
          </table:table-cell>
          <table:table-cell table:style-name="Tableau3.F2" office:value-type="string">
            <text:p text:style-name="P6">Q344</text:p>
          </table:table-cell>
        </table:table-row>
      </table:table>
      <text:p text:style-name="Standard"/>
      <text:h text:style-name="P13" text:outline-level="1">Known issues</text:h>
      <text:h text:style-name="Heading_20_2" text:outline-level="2">Lexemes recently created can not be found</text:h>
      <text:p text:style-name="Text_20_body"><text:tab/><text:span text:style-name="T2">Origin </text:span>: When there is an importent traffic on the wikidata website or api, the record of the data can have some latency.</text:p>
      <text:p text:style-name="Text_20_body"><text:tab/>Consequence : A lexeme recently created by the bot may not be found immediatly with wbsearchentities. So if we try to add a form to this lexeme the chercheLex function may not find it and may create it once again.</text:p>
      <text:p text:style-name="Text_20_body"><text:tab/><text:span text:style-name="T2">Solution :</text:span> A solution found is to put all the lemma at the top of <text:a xlink:type="simple" xlink:href="#5.1.maindata.csv|outline" text:style-name="Internet_20_link" text:visited-style-name="Visited_20_Internet_20_Link">maindata.csv</text:a> file. If you do that the lexeme could be created and foundable when will need to add a form, even if there is some lat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00" fo:font-size="115%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2cm" fo:margin-right="0cm" fo:text-indent="-0.76cm" style:auto-text-indent="false" style:page-number="auto">
        <style:tab-stops>
          <style:tab-stop style:position="1cm"/>
        </style:tab-stops>
      </style:paragraph-properties>
      <style:text-properties fo:color="#ff6600" fo:font-size="14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ff6600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ncent Gleizes</text:span><text:tab/><text:tab/><text:span text:style-name="MT1">P.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2:26:44.62</meta:creation-date>
    <dc:date>2019-07-23T14:44:38.43</dc:date>
    <meta:editing-duration>PT7H32M9S</meta:editing-duration>
    <meta:editing-cycles>60</meta:editing-cycles>
    <meta:generator>OpenOffice/4.1.5$Win32 OpenOffice.org_project/415m1$Build-9789</meta:generator>
    <meta:document-statistic meta:table-count="3" meta:image-count="0" meta:object-count="0" meta:page-count="7" meta:paragraph-count="156" meta:word-count="1072" meta:character-count="6172"/>
  </office:meta>
</office:document-meta>
</file>